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rint 4</text:p>
      <text:p text:style-name="P11"/>
      <text:p text:style-name="P11"/>
      <text:p text:style-name="P1"/>
      <text:p text:style-name="P1"/>
      <text:p text:style-name="P10">Backlog :</text:p>
      <text:list xml:id="list36301793" text:style-name="L3">
        <text:list-item>
          <text:list>
            <text:list-item>
              <text:p text:style-name="P6">écriture des fonctionnalités :</text:p>
            </text:list-item>
          </text:list>
        </text:list-item>
      </text:list>
      <text:list xml:id="list36287853" text:style-name="L1">
        <text:list-item>
          <text:list>
            <text:list-item>
              <text:list>
                <text:list-item>
                  <text:p text:style-name="P4">géolocalisation</text:p>
                </text:list-item>
                <text:list-item>
                  <text:p text:style-name="P4">itinéraire vers une station</text:p>
                </text:list-item>
                <text:list-item>
                  <text:p text:style-name="P4">itinéraire le plus rapide possible</text:p>
                </text:list-item>
                <text:list-item>
                  <text:p text:style-name="P4">itinéraire le plus facile possible</text:p>
                </text:list-item>
                <text:list-item>
                  <text:p text:style-name="P4">itinéraire personnalisé</text:p>
                </text:list-item>
              </text:list>
            </text:list-item>
          </text:list>
        </text:list-item>
      </text:list>
      <text:p text:style-name="P3"/>
      <text:p text:style-name="P2"/>
      <text:p text:style-name="P10">Estimations et affectations :</text:p>
      <text:p text:style-name="P2"/>
      <text:list xml:id="list36290591" text:style-name="L2">
        <text:list-item>
          <text:list>
            <text:list-item>
              <text:p text:style-name="P5">écriture des fonctionnalités : (4 h)</text:p>
            </text:list-item>
          </text:list>
        </text:list-item>
      </text:list>
      <text:list xml:id="list36407543" text:continue-list="list36287853" text:style-name="L1">
        <text:list-item>
          <text:list>
            <text:list-item>
              <text:list>
                <text:list-item>
                  <text:p text:style-name="P4">géolocalisation</text:p>
                </text:list-item>
                <text:list-item>
                  <text:p text:style-name="P4">itinéraire vers une station</text:p>
                </text:list-item>
                <text:list-item>
                  <text:p text:style-name="P4">itinéraire le plus rapide possible</text:p>
                </text:list-item>
                <text:list-item>
                  <text:p text:style-name="P4">itinéraire le plus facile possible</text:p>
                </text:list-item>
                <text:list-item>
                  <text:p text:style-name="P9">itinéraire personnalisé</text:p>
                </text:list-item>
              </text:list>
            </text:list-item>
          </text:list>
        </text:list-item>
      </text:list>
      <text:p text:style-name="P8"/>
      <text:p text:style-name="P10">Burndown chart :</text:p>
      <text:p text:style-name="P10"/>
      <text:p text:style-name="P8"/>
      <text:p text:style-name="P8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7T10:43:35.16</meta:creation-date>
    <dc:date>2012-05-07T16:26:38.10</dc:date>
    <meta:editing-duration>PT48M1S</meta:editing-duration>
    <meta:editing-cycles>5</meta:editing-cycles>
    <meta:generator>OpenOffice.org/3.3$Win32 OpenOffice.org_project/330m20$Build-9567</meta:generator>
    <dc:creator>romain dartois</dc:creator>
    <meta:document-statistic meta:table-count="0" meta:image-count="0" meta:object-count="1" meta:page-count="1" meta:paragraph-count="16" meta:word-count="67" meta:character-count="4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4</text:p>
        </chart:title>
        <chart:legend chart:legend-position="end" svg:x="13.753cm" svg:y="3.668cm" chart:style-name="ch3"/>
        <chart:plot-area chart:style-name="ch4" chart:data-source-has-labels="both" svg:x="0.762cm" svg:y="1.551cm" svg:width="12.367cm" svg:height="5.823cm">
          <chartooo:coordinate-region svg:x="1.424cm" svg:y="1.763cm" svg:width="11.042cm" svg:height="4.938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07/04/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3/04/1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7/04/1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02/05/12</text:p>
              </table:table-cell>
              <table:table-cell office:value-type="float" office:value="29.3">
                <text:p>2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